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8082454546" calcext:value-type="float">
            <text:p>14.8728082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888561" calcext:value-type="float">
            <text:p>14.85888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52265068965" calcext:value-type="float">
            <text:p>14.9552265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3881142857" calcext:value-type="float">
            <text:p>14.953388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173032" calcext:value-type="float">
            <text:p>14.91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93546466667" calcext:value-type="float">
            <text:p>14.8693546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82726551724" calcext:value-type="float">
            <text:p>14.838272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98999633333" calcext:value-type="float">
            <text:p>14.8298999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4444172414" calcext:value-type="float">
            <text:p>14.8464444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29554506667" calcext:value-type="float">
            <text:p>14.81295545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0561962963" calcext:value-type="float">
            <text:p>14.83705619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9676066667" calcext:value-type="float">
            <text:p>14.8209676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3334548387" calcext:value-type="float">
            <text:p>14.7173334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39972533333" calcext:value-type="float">
            <text:p>14.6939972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0359709677" calcext:value-type="float">
            <text:p>14.6600359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62061" calcext:value-type="float">
            <text:p>14.64362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3674548387" calcext:value-type="float">
            <text:p>14.6083674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50743258065" calcext:value-type="float">
            <text:p>14.6350743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2686" calcext:value-type="float">
            <text:p>14.582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8132219355" calcext:value-type="float">
            <text:p>14.54781322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898541" calcext:value-type="float">
            <text:p>14.48898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91674645161" calcext:value-type="float">
            <text:p>14.479167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7890464286" calcext:value-type="float">
            <text:p>14.48178904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7800612903" calcext:value-type="float">
            <text:p>14.4847800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0902910345" calcext:value-type="float">
            <text:p>14.39809029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6890175" calcext:value-type="float">
            <text:p>14.365689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755735" calcext:value-type="float">
            <text:p>14.309755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9289" calcext:value-type="float">
            <text:p>14.2909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2695111111" calcext:value-type="float">
            <text:p>14.2922695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34610928571" calcext:value-type="float">
            <text:p>14.3034610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2184740741" calcext:value-type="float">
            <text:p>14.2702184740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95430142857" calcext:value-type="float">
            <text:p>14.2695430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5242925926" calcext:value-type="float">
            <text:p>14.280524292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9482214286" calcext:value-type="float">
            <text:p>14.28194822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030744" calcext:value-type="float">
            <text:p>14.2780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10670035714" calcext:value-type="float">
            <text:p>14.27106700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6442548387" calcext:value-type="float">
            <text:p>14.2216442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339782" calcext:value-type="float">
            <text:p>14.214339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6067967742" calcext:value-type="float">
            <text:p>14.2126067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5680266667" calcext:value-type="float">
            <text:p>14.2145680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6817783871" calcext:value-type="float">
            <text:p>14.1968177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75099096774" calcext:value-type="float">
            <text:p>14.187509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634" calcext:value-type="float">
            <text:p>14.166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4533574194" calcext:value-type="float">
            <text:p>14.15045335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2424366667" calcext:value-type="float">
            <text:p>14.2002424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6696129032" calcext:value-type="float">
            <text:p>14.16666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98430034483" calcext:value-type="float">
            <text:p>14.1598430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98191645161" calcext:value-type="float">
            <text:p>14.1298191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4978870968" calcext:value-type="float">
            <text:p>14.0174978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3033616667" calcext:value-type="float">
            <text:p>13.99930336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62707096774" calcext:value-type="float">
            <text:p>13.916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04166" calcext:value-type="float">
            <text:p>13.8980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5640096774" calcext:value-type="float">
            <text:p>13.8785640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70231548387" calcext:value-type="float">
            <text:p>13.857023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7666366667" calcext:value-type="float">
            <text:p>13.8477666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67564316129" calcext:value-type="float">
            <text:p>13.8667564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42942366667" calcext:value-type="float">
            <text:p>13.9542942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9411548387" calcext:value-type="float">
            <text:p>13.962941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8585178571" calcext:value-type="float">
            <text:p>13.963858517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9364580645" calcext:value-type="float">
            <text:p>13.953936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2758483871" calcext:value-type="float">
            <text:p>13.8712758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9586266667" calcext:value-type="float">
            <text:p>13.8599586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8014045161" calcext:value-type="float">
            <text:p>13.83780140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901722" calcext:value-type="float">
            <text:p>13.8290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29284367742" calcext:value-type="float">
            <text:p>13.81292843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075283871" calcext:value-type="float">
            <text:p>13.807075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03481" calcext:value-type="float">
            <text:p>13.79203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9033709677" calcext:value-type="float">
            <text:p>13.7959033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6373333333" calcext:value-type="float">
            <text:p>13.7956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4412258065" calcext:value-type="float">
            <text:p>13.79344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0992357143" calcext:value-type="float">
            <text:p>13.80309923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97545741936" calcext:value-type="float">
            <text:p>13.809754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78982806452" calcext:value-type="float">
            <text:p>13.7878982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6715266667" calcext:value-type="float">
            <text:p>13.7726715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4387225806" calcext:value-type="float">
            <text:p>13.755438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42008493333" calcext:value-type="float">
            <text:p>13.74420084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2240677419" calcext:value-type="float">
            <text:p>13.7192240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6335258064" calcext:value-type="float">
            <text:p>13.7096335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3609" calcext:value-type="float">
            <text:p>13.6833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0634451613" calcext:value-type="float">
            <text:p>13.700063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2381166667" calcext:value-type="float">
            <text:p>13.6832381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06809483871" calcext:value-type="float">
            <text:p>13.650680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7055035714" calcext:value-type="float">
            <text:p>13.66470550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60862877419" calcext:value-type="float">
            <text:p>13.66608628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47233129032" calcext:value-type="float">
            <text:p>13.6047233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1830633333" calcext:value-type="float">
            <text:p>13.6151830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82629258065" calcext:value-type="float">
            <text:p>13.6082629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4840433333" calcext:value-type="float">
            <text:p>13.6104840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92828193548" calcext:value-type="float">
            <text:p>13.599282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0840548387" calcext:value-type="float">
            <text:p>13.6150840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09700366667" calcext:value-type="float">
            <text:p>13.6209700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576" calcext:value-type="float">
            <text:p>13.5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7465812" calcext:value-type="float">
            <text:p>13.61746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3930180645" calcext:value-type="float">
            <text:p>13.60339301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1150227586" calcext:value-type="float">
            <text:p>13.56311502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4695774194" calcext:value-type="float">
            <text:p>13.5614695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236728" calcext:value-type="float">
            <text:p>13.5332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4748333333" calcext:value-type="float">
            <text:p>13.5364748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8827296" calcext:value-type="float">
            <text:p>13.5288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20444083333" calcext:value-type="float">
            <text:p>13.522044408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5298232" calcext:value-type="float">
            <text:p>13.5325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2737666667" calcext:value-type="float">
            <text:p>13.5362737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6392166667" calcext:value-type="float">
            <text:p>13.5396392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1635504" calcext:value-type="float">
            <text:p>13.5316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08619" calcext:value-type="float">
            <text:p>13.5008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4782666667" calcext:value-type="float">
            <text:p>13.521478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861646" calcext:value-type="float">
            <text:p>13.51861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82626" calcext:value-type="float">
            <text:p>13.52082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3607166667" calcext:value-type="float">
            <text:p>13.2163607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64175" calcext:value-type="float">
            <text:p>13.196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35095" calcext:value-type="float">
            <text:p>13.2223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75783" calcext:value-type="float">
            <text:p>13.1875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8286" calcext:value-type="float">
            <text:p>13.182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072166667" calcext:value-type="float">
            <text:p>13.1947072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884072" calcext:value-type="float">
            <text:p>13.178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8681654546" calcext:value-type="float">
            <text:p>13.21286816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80552173913" calcext:value-type="float">
            <text:p>13.19805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9853875" calcext:value-type="float">
            <text:p>13.218985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37033285714" calcext:value-type="float">
            <text:p>13.1937033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90003458333" calcext:value-type="float">
            <text:p>13.169000345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80912" calcext:value-type="float">
            <text:p>13.103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7986068966" calcext:value-type="float">
            <text:p>13.1037986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2286633333" calcext:value-type="float">
            <text:p>13.0902286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98637172414" calcext:value-type="float">
            <text:p>13.0898637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4773928571" calcext:value-type="float">
            <text:p>13.0724773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9885266667" calcext:value-type="float">
            <text:p>13.0569885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3935767857" calcext:value-type="float">
            <text:p>13.0213935767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697241379" calcext:value-type="float">
            <text:p>13.03626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51917821429" calcext:value-type="float">
            <text:p>13.05519178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99402142857" calcext:value-type="float">
            <text:p>13.0199402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78468076923" calcext:value-type="float">
            <text:p>13.0178468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6033" calcext:value-type="float">
            <text:p>13.0566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3085714286" calcext:value-type="float">
            <text:p>12.810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91335" calcext:value-type="float">
            <text:p>12.8791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5423076923" calcext:value-type="float">
            <text:p>12.86754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402304" calcext:value-type="float">
            <text:p>12.86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07142857143" calcext:value-type="float">
            <text:p>12.790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9568" calcext:value-type="float">
            <text:p>12.7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9568" calcext:value-type="float">
            <text:p>12.7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5946666667" calcext:value-type="float">
            <text:p>12.7165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7753043478" calcext:value-type="float">
            <text:p>12.696775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004064" calcext:value-type="float">
            <text:p>12.70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9969230769" calcext:value-type="float">
            <text:p>12.6069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884" calcext:value-type="float">
            <text:p>12.40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044" calcext:value-type="float">
            <text:p>12.4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52" calcext:value-type="float">
            <text:p>12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352096" calcext:value-type="float">
            <text:p>12.44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727" calcext:value-type="float">
            <text:p>12.420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628" calcext:value-type="float">
            <text:p>12.39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32570909091" calcext:value-type="float">
            <text:p>12.4132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352864" calcext:value-type="float">
            <text:p>12.41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6730322581" calcext:value-type="float">
            <text:p>12.3166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5604" calcext:value-type="float">
            <text:p>12.32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38032" calcext:value-type="float">
            <text:p>12.2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9168" calcext:value-type="float">
            <text:p>12.26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8427586207" calcext:value-type="float">
            <text:p>12.260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4992" calcext:value-type="float">
            <text:p>12.2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9933793103" calcext:value-type="float">
            <text:p>12.23099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18704" calcext:value-type="float">
            <text:p>12.22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8224" calcext:value-type="float">
            <text:p>12.2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4488" calcext:value-type="float">
            <text:p>12.20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56517142857" calcext:value-type="float">
            <text:p>12.2356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4856" calcext:value-type="float">
            <text:p>12.21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4608516129" calcext:value-type="float">
            <text:p>12.144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7944" calcext:value-type="float">
            <text:p>12.12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0637419355" calcext:value-type="float">
            <text:p>12.112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9864827586" calcext:value-type="float">
            <text:p>12.09698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88712258065" calcext:value-type="float">
            <text:p>12.0588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599483871" calcext:value-type="float">
            <text:p>11.998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2882758621" calcext:value-type="float">
            <text:p>12.0022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48528" calcext:value-type="float">
            <text:p>12.00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7344" calcext:value-type="float">
            <text:p>12.02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61888" calcext:value-type="float">
            <text:p>12.02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2951111111" calcext:value-type="float">
            <text:p>12.02729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9448571429" calcext:value-type="float">
            <text:p>12.0229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3566451613" calcext:value-type="float">
            <text:p>11.948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33252413793" calcext:value-type="float">
            <text:p>11.94332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0420645161" calcext:value-type="float">
            <text:p>11.914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07408" calcext:value-type="float">
            <text:p>11.8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40652903226" calcext:value-type="float">
            <text:p>11.854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3192258065" calcext:value-type="float">
            <text:p>11.833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6304" calcext:value-type="float">
            <text:p>11.82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9953548387" calcext:value-type="float">
            <text:p>11.822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37432" calcext:value-type="float">
            <text:p>11.81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23476129032" calcext:value-type="float">
            <text:p>11.802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9574285714" calcext:value-type="float">
            <text:p>11.7969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0121290323" calcext:value-type="float">
            <text:p>11.822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13298064516" calcext:value-type="float">
            <text:p>11.721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2936" calcext:value-type="float">
            <text:p>11.69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76340645161" calcext:value-type="float">
            <text:p>11.6976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5088" calcext:value-type="float">
            <text:p>11.66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61246451613" calcext:value-type="float">
            <text:p>11.616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7984516129" calcext:value-type="float">
            <text:p>11.611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6344" calcext:value-type="float">
            <text:p>11.60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0118709677" calcext:value-type="float">
            <text:p>11.611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9176" calcext:value-type="float">
            <text:p>11.60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8904516129" calcext:value-type="float">
            <text:p>11.5858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3564285714" calcext:value-type="float">
            <text:p>11.56035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9772903226" calcext:value-type="float">
            <text:p>11.530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7419354839" calcext:value-type="float">
            <text:p>11.50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7592" calcext:value-type="float">
            <text:p>11.4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2709565217" calcext:value-type="float">
            <text:p>11.52727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2144" calcext:value-type="float">
            <text:p>11.5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5579354839" calcext:value-type="float">
            <text:p>11.555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7256774194" calcext:value-type="float">
            <text:p>11.545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5424" calcext:value-type="float">
            <text:p>11.5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85019354839" calcext:value-type="float">
            <text:p>11.488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5136" calcext:value-type="float">
            <text:p>11.4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5951483871" calcext:value-type="float">
            <text:p>11.385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0697142857" calcext:value-type="float">
            <text:p>11.3890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1392" calcext:value-type="float">
            <text:p>11.42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47197419355" calcext:value-type="float">
            <text:p>11.264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412" calcext:value-type="float">
            <text:p>11.17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11571612903" calcext:value-type="float">
            <text:p>11.1511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74" calcext:value-type="float">
            <text:p>11.12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23775483871" calcext:value-type="float">
            <text:p>11.132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33145806452" calcext:value-type="float">
            <text:p>11.0833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0152" calcext:value-type="float">
            <text:p>11.06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97976" calcext:value-type="float">
            <text:p>11.0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7189677419" calcext:value-type="float">
            <text:p>11.012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5105714286" calcext:value-type="float">
            <text:p>10.9975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73228387097" calcext:value-type="float">
            <text:p>10.9773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0552258065" calcext:value-type="float">
            <text:p>10.864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6976" calcext:value-type="float">
            <text:p>10.86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3212903226" calcext:value-type="float">
            <text:p>10.854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0728" calcext:value-type="float">
            <text:p>10.84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7886451613" calcext:value-type="float">
            <text:p>10.832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6492903226" calcext:value-type="float">
            <text:p>10.811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0592" calcext:value-type="float">
            <text:p>10.78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04116129032" calcext:value-type="float">
            <text:p>10.790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37656" calcext:value-type="float">
            <text:p>10.7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63768275862" calcext:value-type="float">
            <text:p>10.76637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82990344828" calcext:value-type="float">
            <text:p>10.74829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6436129032" calcext:value-type="float">
            <text:p>10.7416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22972903226" calcext:value-type="float">
            <text:p>10.662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0224" calcext:value-type="float">
            <text:p>10.64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9300645161" calcext:value-type="float">
            <text:p>10.636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108" calcext:value-type="float">
            <text:p>10.64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9486451613" calcext:value-type="float">
            <text:p>10.5889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9532903226" calcext:value-type="float">
            <text:p>10.576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4528" calcext:value-type="float">
            <text:p>10.5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9625806452" calcext:value-type="float">
            <text:p>10.552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7912" calcext:value-type="float">
            <text:p>10.54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1829677419" calcext:value-type="float">
            <text:p>10.534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4951428571" calcext:value-type="float">
            <text:p>10.5474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9047741936" calcext:value-type="float">
            <text:p>10.5329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7460869565" calcext:value-type="float">
            <text:p>10.49174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0843636364" calcext:value-type="float">
            <text:p>10.4770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8326956522" calcext:value-type="float">
            <text:p>10.455832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6261818182" calcext:value-type="float">
            <text:p>10.48262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298" calcext:value-type="float">
            <text:p>10.51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074" calcext:value-type="float">
            <text:p>10.498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786" calcext:value-type="float">
            <text:p>10.479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8262" calcext:value-type="float">
            <text:p>10.478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882" calcext:value-type="float">
            <text:p>10.48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09952" calcext:value-type="float">
            <text:p>10.4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834" calcext:value-type="float">
            <text:p>10.482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6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8" meta:object-count="0"/>
    <meta:user-defined meta:name="AppVersion">3.0</meta:user-defined>
  </office:meta>
</office:document-meta>
</file>